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onsolas" style:font-name-asian="Consolas" style:font-name-complex="Consolas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Consolas" style:font-name-asian="Consolas" style:font-name-complex="Consolas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Consolas" style:font-name-asian="Consolas" style:font-name-complex="Consolas"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style:font-name="Consolas" style:font-name-asian="Consolas" style:font-name-complex="Consolas" fo:font-weight="bold" style:font-weight-asian="bold" style:font-weight-complex="bold"/>
    </style:style>
    <style:style style:name="T5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font-size="10pt" style:font-size-asian="10pt" style:font-size-complex="10pt"/>
    </style:style>
    <style:style style:name="T6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font-size="10pt" style:font-size-asian="10pt" style:font-size-complex="10pt"/>
    </style:style>
    <style:style style:name="T7" style:parent-style-name="DefaultParagraphFont" style:family="text">
      <style:text-properties style:font-name="Consolas" style:font-name-asian="Consolas" style:font-name-complex="Consolas" style:font-style-complex="italic" fo:font-size="10pt" style:font-size-asian="10pt" style:font-size-complex="10pt"/>
    </style:style>
    <style:style style:name="T8" style:parent-style-name="DefaultParagraphFont" style:family="text">
      <style:text-properties style:font-name="Consolas" style:font-name-asian="Consolas" style:font-name-complex="Consolas" style:font-style-complex="italic" fo:font-size="10pt" style:font-size-asian="10pt" style:font-size-complex="10pt"/>
    </style:style>
    <style:style style:name="T9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font-size="10pt" style:font-size-asian="10pt" style:font-size-complex="10pt"/>
    </style:style>
    <style:style style:name="T1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font-size="10pt" style:font-size-asian="10pt" style:font-size-complex="10pt"/>
    </style:style>
    <style:style style:name="T11" style:parent-style-name="DefaultParagraphFont" style:family="text">
      <style:text-properties style:font-name="Consolas" style:font-name-asian="Consolas" style:font-name-complex="Consolas" style:font-style-complex="italic" fo:font-size="10pt" style:font-size-asian="10pt" style:font-size-complex="10pt"/>
    </style:style>
    <style:style style:name="T12" style:parent-style-name="DefaultParagraphFont" style:family="text">
      <style:text-properties style:font-name="Consolas" style:font-name-asian="Consolas" style:font-name-complex="Consolas" style:font-style-complex="italic" fo:font-size="10pt" style:font-size-asian="10pt" style:font-size-complex="10pt"/>
    </style:style>
    <style:style style:name="P13" style:parent-style-name="Standard" style:family="paragraph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14" style:parent-style-name="Standard" style:family="paragraph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6" style:parent-style-name="Standard" style:family="paragraph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ableColumn18" style:family="table-column">
      <style:table-column-properties style:column-width="0.85in" style:use-optimal-column-width="false"/>
    </style:style>
    <style:style style:name="TableColumn19" style:family="table-column">
      <style:table-column-properties style:column-width="2.4583in" style:use-optimal-column-width="false"/>
    </style:style>
    <style:style style:name="TableColumn20" style:family="table-column">
      <style:table-column-properties style:column-width="4.1722in" style:use-optimal-column-width="false"/>
    </style:style>
    <style:style style:name="Table17" style:family="table">
      <style:table-properties style:width="7.480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onsolas" style:font-name-asian="Consolas" style:font-name-complex="Consolas" fo:font-size="10pt" style:font-size-asian="10pt" style:font-size-complex="10pt"/>
    </style:style>
    <style:style style:name="P168" style:parent-style-name="Standard" style:family="paragraph">
      <style:text-properties fo:color="#000000"/>
    </style:style>
    <style:style style:name="P169" style:parent-style-name="Standard" style:family="paragraph">
      <style:text-properties fo:color="#000000"/>
    </style:style>
  </office:automatic-styles>
  <office:body>
    <office:text text:use-soft-page-breaks="true">
      <text:p text:style-name="P1">COMPSCI 230 Assignment 3</text:p>
      <text:p text:style-name="P2">2014 S2</text:p>
      <text:p text:style-name="P3">Test Design Example</text:p>
      <text:p text:style-name="P4"/>
      <text:p text:style-name="Standard"><text:span text:style-name="T5">Student ID</text:span><text:span text:style-name="T6"><text:s/></text:span><text:span text:style-name="T7">:</text:span><text:span text:style-name="T8"><text:s/>8476927</text:span></text:p>
      <text:p text:style-name="Standard"><text:span text:style-name="T9">Student name</text:span><text:span text:style-name="T10"><text:s/></text:span><text:span text:style-name="T11">:</text:span><text:span text:style-name="T12"><text:s/>Hao CHEN</text:span></text:p>
      <text:p text:style-name="P13"/>
      <text:p text:style-name="P14">Method under test</text:p>
      <text:p text:style-name="Standard">public boolean<text:s/>enrolStudentInPaper(<text:span text:style-name="T15">int</text:span><text:s/>studentId, String paperName)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Method inputs</text:p>
          </table:table-cell>
          <table:table-cell table:style-name="TableCell26">
            <text:p text:style-name="P27">Tests</text:p>
          </table:table-cell>
        </table:table-row>
        <table:table-row table:style-name="TableRow28">
          <table:table-cell table:style-name="TableCell29">
            <text:p text:style-name="P30">Invalid parameters</text:p>
          </table:table-cell>
          <table:table-cell table:style-name="TableCell31">
            <text:p text:style-name="P32">Enrol invalid student (id<text:s/>-100) in paper delivered this semester (Geol01)</text:p>
          </table:table-cell>
          <table:table-cell table:style-name="TableCell33">
            <text:p text:style-name="P34">'enrolStudentInPaper()' should throw 'java.lang.IllegalArgumentException'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Enrol valid student (id<text:s/>0) in paper delivered this semester (Geol01)</text:p>
          </table:table-cell>
          <table:table-cell table:style-name="TableCell40">
            <text:p text:style-name="P41">'enrolStudentInPaper()' should throw 'java.lang.IllegalArgumentException'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Enrol invalid student (@#$%) in paper delivered this semester (Geol01)</text:p>
          </table:table-cell>
          <table:table-cell table:style-name="TableCell47">
            <text:p text:style-name="P48">'enrolStudentInPaper()' should throw 'java.lang.IllegalArgumentException'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Enrol valid student (id<text:s/>1011) in an invalid paper delivered this semester (null)</text:p>
          </table:table-cell>
          <table:table-cell table:style-name="TableCell54">
            <text:p text:style-name="P55">'enrolStudentInPaper()' should throw 'java.lang.NullPointerException'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Enrol valid student (id 1011) in an invalid paper delivered this semester ()</text:p>
          </table:table-cell>
          <table:table-cell table:style-name="TableCell61">
            <text:p text:style-name="P62">'enrolStudentInPaper()' should throw 'java.lang.IllegalArgumentException'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Boundary values</text:p>
          </table:table-cell>
          <table:table-cell table:style-name="TableCell73">
            <text:p text:style-name="P74">Enrol valid student (id 1011) in paper delivered this semester (Geol01)</text:p>
          </table:table-cell>
          <table:table-cell table:style-name="TableCell75">
            <text:p text:style-name="P76">'enrolStudentInPaper()' should return 'true'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The paper should be in the student's list of papers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The student should be in the paper's list of students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Enrol valid student (id 2044) in paper delivered this semester (Math01)</text:p>
          </table:table-cell>
          <table:table-cell table:style-name="TableCell96">
            <text:p text:style-name="P97">'enrolStudentInPaper()' should return 'true'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The paper should be in the student's list of papers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The student should be in the paper's list of students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Mid-range</text:p>
          </table:table-cell>
          <table:table-cell table:style-name="TableCell122">
            <text:p text:style-name="P123">Enrol valid student (id<text:s/>1892) in paper delivered this semester (Phys01)</text:p>
          </table:table-cell>
          <table:table-cell table:style-name="TableCell124">
            <text:p text:style-name="P125">'enrolStudentInPaper()' should return 'true'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>The paper should be in the student's list of papers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>The student should be in the paper's list of students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Invalid usage</text:p>
          </table:table-cell>
          <table:table-cell table:style-name="TableCell150">
            <text:p text:style-name="P151">Enrol invalid student (id 100) in paper delivered this semester (Geol01)</text:p>
          </table:table-cell>
          <table:table-cell table:style-name="TableCell152">
            <text:p text:style-name="P153">'enrolStudentInPaper()' should return 'false'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Enrol valid student (id 1011) in an invalid paper delivered this semester (Geol02)</text:p>
          </table:table-cell>
          <table:table-cell table:style-name="TableCell159">
            <text:p text:style-name="P160">'enrolStudentInPaper()' should return 'false'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Enrol valid student (id 100) in an invalid paper delivered this semester (Geol02)</text:p>
          </table:table-cell>
          <table:table-cell table:style-name="TableCell166">
            <text:p text:style-name="P167">'enrolStudentInPaper()' should return 'false'</text:p>
          </table:table-cell>
        </table:table-row>
      </table:table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o Chen</dc:creator>
    <meta:creation-date>2009-04-16T11:32:00Z</meta:creation-date>
    <dc:date>2014-09-26T23:10:00Z</dc:date>
    <meta:print-date>2014-09-26T23:10:00Z</meta:print-date>
    <meta:template xlink:href="Normal" xlink:type="simple"/>
    <meta:editing-cycles>23</meta:editing-cycles>
    <meta:editing-duration>PT405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13" meta:character-count="2097" meta:row-count="14" meta:non-whitespace-character-count="1788"/>
  </office:meta>
</office:document-meta>
</file>